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Liberation Sans1" svg:font-family="&quot;Liberation Sans1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6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17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6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7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Comic Sans MS" style:font-name-asian="Comic Sans MS" style:font-name-complex="Comic Sans MS" fo:font-size="11pt" style:font-size-asian="11pt" style:font-size-complex="11pt" style:font-family-generic="script"/>
    </style:style>
    <style:style style:name="ce3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style:vertical-align="automatic" fo:background-color="transparent"/>
      <style:text-properties fo:color="#000000" style:font-name="Comic Sans MS1" style:font-name-asian="Comic Sans MS1" style:font-name-complex="Comic Sans MS1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omic Sans MS" style:font-name-asian="Comic Sans MS" style:font-name-complex="Comic Sans MS" fo:font-size="11pt" style:font-size-asian="11pt" style:font-size-complex="11pt" style:font-family-generic="script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fo:color="#000000" style:font-name="Comic Sans MS" style:font-name-asian="Comic Sans MS" style:font-name-complex="Comic Sans MS" fo:font-size="11pt" style:font-size-asian="11pt" style:font-size-complex="11pt" fo:font-weight="bold" style:font-weight-asian="bold" style:font-weight-complex="bold" style:font-family-generic="scri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7B3CA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7B3CA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48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FF0000" style:font-name="Liberation Serif" style:font-name-asian="Liberation Serif" style:font-name-complex="Liberation Serif" fo:font-size="11pt" style:font-size-asian="11pt" style:font-size-complex="11pt"/>
    </style:style>
    <style:style style:name="ce4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64.5pt" style:use-optimal-row-height="false" fo:break-before="auto"/>
    </style:style>
    <style:style style:name="ro8" style:family="table-row">
      <style:table-row-properties style:row-height="33pt" style:use-optimal-row-height="false" fo:break-before="auto"/>
    </style:style>
    <style:style style:name="ro9" style:family="table-row">
      <style:table-row-properties style:row-height="36pt" style:use-optimal-row-height="false" fo:break-before="auto"/>
    </style:style>
    <style:style style:name="ro10" style:family="table-row">
      <style:table-row-properties style:row-height="33.75pt" style:use-optimal-row-height="false" fo:break-before="auto"/>
    </style:style>
    <style:style style:name="ro11" style:family="table-row">
      <style:table-row-properties style:row-height="44.25pt" style:use-optimal-row-height="false" fo:break-before="auto"/>
    </style:style>
    <style:style style:name="ro12" style:family="table-row">
      <style:table-row-properties style:row-height="47.25pt" style:use-optimal-row-height="false" fo:break-before="auto"/>
    </style:style>
    <style:style style:name="ro13" style:family="table-row">
      <style:table-row-properties style:row-height="105.75pt" style:use-optimal-row-height="false" fo:break-before="auto"/>
    </style:style>
    <style:style style:name="ro14" style:family="table-row">
      <style:table-row-properties style:row-height="218.2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73.5pt" style:use-optimal-row-height="false" fo:break-before="auto"/>
    </style:style>
    <style:style style:name="ro17" style:family="table-row">
      <style:table-row-properties style:row-height="14.25pt" style:use-optimal-row-height="tru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2.75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ro2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5" table:default-cell-style-name="ce4"/>
        <table:table-column table:style-name="co9" table:number-columns-repeated="34" table:default-cell-style-name="ce4"/>
        <table:table-column table:style-name="co10" table:number-columns-repeated="960" table:default-cell-style-name="ce4"/>
        <table:table-column table:style-name="co11" table:number-columns-repeated="15358" table:default-cell-style-name="ce4"/>
        <table:table-row table:style-name="ro1">
          <table:table-cell office:value-type="string" table:number-columns-spanned="32" table:number-rows-spanned="1" table:style-name="ce38">
            <text:p>CRONOGRAMA I2</text:p>
          </table:table-cell>
          <table:covered-table-cell table:number-columns-repeated="31"/>
          <table:table-cell office:value-type="string" table:style-name="ce2">
            <text:p>INICIO</text:p>
          </table:table-cell>
          <table:table-cell office:value-type="date" office:date-value="2026-03-16T00:00:00" table:style-name="ce3">
            <text:p>16/03/26</text:p>
          </table:table-cell>
          <table:table-cell table:number-columns-repeated="16350"/>
        </table:table-row>
        <table:table-row table:style-name="ro2">
          <table:table-cell office:value-type="string" table:number-columns-spanned="2" table:number-rows-spanned="3" table:style-name="ce39">
            <text:p>Desglose</text:p>
          </table:table-cell>
          <table:covered-table-cell/>
          <table:table-cell office:value-type="string" table:number-columns-spanned="1" table:number-rows-spanned="3" table:style-name="ce40">
            <text:p>TAREAS</text:p>
          </table:table-cell>
          <table:table-cell office:value-type="string" table:number-columns-spanned="4" table:number-rows-spanned="2" table:style-name="ce40">
            <text:p>RECURSOS</text:p>
          </table:table-cell>
          <table:covered-table-cell table:number-columns-repeated="3"/>
          <table:table-cell office:value-type="string" table:number-columns-spanned="25" table:number-rows-spanned="1" table:style-name="ce41">
            <text:p>SEMANAS</text:p>
          </table:table-cell>
          <table:covered-table-cell table:number-columns-repeated="24"/>
          <table:table-cell table:number-columns-repeated="16352" table:style-name="ce4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2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9">
            <text:p>SEMANA 3 (Semana Santa)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4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5</text:p>
          </table:table-cell>
          <table:covered-table-cell table:number-columns-repeated="4"/>
          <table:table-cell table:number-columns-repeated="16352" table:style-name="ce4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Salva</text:p>
          </table:table-cell>
          <table:table-cell office:value-type="string" table:style-name="ce5">
            <text:p>Javier</text:p>
          </table:table-cell>
          <table:table-cell office:value-type="string" table:style-name="ce5">
            <text:p>Rafa</text:p>
          </table:table-cell>
          <table:table-cell office:value-type="string" table:style-name="ce5">
            <text:p>Violeta</text:p>
          </table:table-cell>
          <table:table-cell office:value-type="date" office:date-value="2026-03-16T00:00:00" table:style-name="ce6">
            <text:p>16/03/26</text:p>
          </table:table-cell>
          <table:table-cell office:value-type="date" office:date-value="2026-03-17T00:00:00" table:style-name="ce6">
            <text:p>17/03/26</text:p>
          </table:table-cell>
          <table:table-cell office:value-type="date" office:date-value="2026-03-18T00:00:00" table:style-name="ce6">
            <text:p>18/03/26</text:p>
          </table:table-cell>
          <table:table-cell office:value-type="date" office:date-value="2026-03-19T00:00:00" table:style-name="ce6">
            <text:p>19/03/26</text:p>
          </table:table-cell>
          <table:table-cell office:value-type="date" office:date-value="2026-03-20T00:00:00" table:style-name="ce6">
            <text:p>20/03/26</text:p>
          </table:table-cell>
          <table:table-cell office:value-type="date" office:date-value="2026-03-23T00:00:00" table:formula="of:=[.H4]+7" table:style-name="ce6">
            <text:p>23/03/26</text:p>
          </table:table-cell>
          <table:table-cell office:value-type="date" office:date-value="2026-03-24T00:00:00" table:formula="of:=[.I4]+7" table:style-name="ce6">
            <text:p>24/03/26</text:p>
          </table:table-cell>
          <table:table-cell office:value-type="date" office:date-value="2026-03-25T00:00:00" table:formula="of:=[.J4]+7" table:style-name="ce6">
            <text:p>25/03/26</text:p>
          </table:table-cell>
          <table:table-cell office:value-type="date" office:date-value="2026-03-26T00:00:00" table:formula="of:=[.K4]+7" table:style-name="ce6">
            <text:p>26/03/26</text:p>
          </table:table-cell>
          <table:table-cell office:value-type="date" office:date-value="2026-03-27T00:00:00" table:formula="of:=[.L4]+7" table:style-name="ce6">
            <text:p>27/03/26</text:p>
          </table:table-cell>
          <table:table-cell office:value-type="date" office:date-value="2026-03-30T00:00:00" table:formula="of:=[.M4]+7" table:style-name="ce6">
            <text:p>30/03/26</text:p>
          </table:table-cell>
          <table:table-cell office:value-type="date" office:date-value="2026-03-31T00:00:00" table:formula="of:=[.N4]+7" table:style-name="ce6">
            <text:p>31/03/26</text:p>
          </table:table-cell>
          <table:table-cell office:value-type="date" office:date-value="2026-04-01T00:00:00" table:formula="of:=[.O4]+7" table:style-name="ce6">
            <text:p>01/04/26</text:p>
          </table:table-cell>
          <table:table-cell office:value-type="date" office:date-value="2026-04-02T00:00:00" table:formula="of:=[.P4]+7" table:style-name="ce6">
            <text:p>02/04/26</text:p>
          </table:table-cell>
          <table:table-cell office:value-type="date" office:date-value="2026-04-03T00:00:00" table:formula="of:=[.Q4]+7" table:style-name="ce6">
            <text:p>03/04/26</text:p>
          </table:table-cell>
          <table:table-cell office:value-type="date" office:date-value="2026-04-06T00:00:00" table:formula="of:=[.R4]+7" table:style-name="ce6">
            <text:p>06/04/26</text:p>
          </table:table-cell>
          <table:table-cell office:value-type="date" office:date-value="2026-04-07T00:00:00" table:formula="of:=[.S4]+7" table:style-name="ce6">
            <text:p>07/04/26</text:p>
          </table:table-cell>
          <table:table-cell office:value-type="date" office:date-value="2026-04-08T00:00:00" table:formula="of:=[.T4]+7" table:style-name="ce6">
            <text:p>08/04/26</text:p>
          </table:table-cell>
          <table:table-cell office:value-type="date" office:date-value="2026-04-09T00:00:00" table:formula="of:=[.U4]+7" table:style-name="ce6">
            <text:p>09/04/26</text:p>
          </table:table-cell>
          <table:table-cell office:value-type="date" office:date-value="2026-04-10T00:00:00" table:formula="of:=[.V4]+7" table:style-name="ce6">
            <text:p>10/04/26</text:p>
          </table:table-cell>
          <table:table-cell office:value-type="date" office:date-value="2026-04-13T00:00:00" table:formula="of:=[.W4]+7" table:style-name="ce48">
            <text:p>13/04/26</text:p>
          </table:table-cell>
          <table:table-cell office:value-type="date" office:date-value="2026-04-14T00:00:00" table:formula="of:=[.X4]+7" table:style-name="ce6">
            <text:p>14/04/26</text:p>
          </table:table-cell>
          <table:table-cell office:value-type="date" office:date-value="2026-04-15T00:00:00" table:formula="of:=[.Y4]+7" table:style-name="ce6">
            <text:p>15/04/26</text:p>
          </table:table-cell>
          <table:table-cell office:value-type="date" office:date-value="2026-04-16T00:00:00" table:formula="of:=[.Z4]+7" table:style-name="ce6">
            <text:p>16/04/26</text:p>
          </table:table-cell>
          <table:table-cell office:value-type="date" office:date-value="2026-04-17T00:00:00" table:formula="of:=[.AA4]+7" table:style-name="ce6">
            <text:p>17/04/26</text:p>
          </table:table-cell>
          <table:table-cell table:number-columns-repeated="16352" table:style-name="ce4"/>
        </table:table-row>
        <table:table-row table:style-name="ro3">
          <table:table-cell office:value-type="string" table:style-name="ce7">
            <text:p>T0</text:p>
          </table:table-cell>
          <table:table-cell office:value-type="float" office:value="1" table:style-name="ce7">
            <text:p>1</text:p>
          </table:table-cell>
          <table:table-cell office:value-type="string" table:style-name="ce19">
            <text:p>Coordinación Semanal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2" table:style-name="ce8"/>
          <table:table-cell table:style-name="ce4"/>
          <table:table-cell table:style-name="ce9"/>
          <table:table-cell table:number-columns-repeated="3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4" table:style-name="ce10"/>
          <table:table-cell table:number-columns-repeated="16352" table:style-name="ce4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19">
            <text:p>Reuniones</text:p>
          </table:table-cell>
          <table:table-cell office:value-type="string" table:style-name="ce8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3" table:style-name="ce12"/>
          <table:table-cell table:style-name="ce11"/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1" table:style-name="ce14">
            <text:p>1</text:p>
          </table:table-cell>
          <table:table-cell office:value-type="string" table:style-name="ce19">
            <text:p>Inventory: estructura de datos</text:p>
          </table:table-cell>
          <table:table-cell table:style-name="ce8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3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2" table:style-name="ce14">
            <text:p>2</text:p>
          </table:table-cell>
          <table:table-cell office:value-type="string" table:style-name="ce50">
            <text:p>Inventory: funciones create, destroy</text:p>
          </table:table-cell>
          <table:table-cell table:style-name="ce8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3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3" table:style-name="ce14">
            <text:p>3</text:p>
          </table:table-cell>
          <table:table-cell office:value-type="string" table:style-name="ce50">
            <text:p>Inventory: funciones set, get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7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4" table:style-name="ce14">
            <text:p>4</text:p>
          </table:table-cell>
          <table:table-cell office:value-type="string" table:style-name="ce19">
            <text:p>Inventory: funciones add, del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7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5" table:style-name="ce14">
            <text:p>5</text:p>
          </table:table-cell>
          <table:table-cell office:value-type="string" table:style-name="ce19">
            <text:p>Inventory: función print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7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6" table:style-name="ce14">
            <text:p>6</text:p>
          </table:table-cell>
          <table:table-cell office:value-type="string" table:style-name="ce19">
            <text:p>Inventory: inventory_test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7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7" table:style-name="ce14">
            <text:p>7</text:p>
          </table:table-cell>
          <table:table-cell office:value-type="string" table:style-name="ce19">
            <text:p>Inventory: Documentar</text:p>
          </table:table-cell>
          <table:table-cell table:style-name="ce8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3" table:style-name="ce12"/>
          <table:table-cell office:value-type="string" table:style-name="ce14">
            <text:p>Javi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19">
            <text:p>Player con Inventory: modificar estructura</text:p>
          </table:table-cell>
          <table:table-cell table:style-name="ce8"/>
          <table:table-cell table:style-name="ce23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6">
            <text:p>Violet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19">
            <text:p>Player con Inventory: modificar funciones</text:p>
          </table:table-cell>
          <table:table-cell table:style-name="ce8"/>
          <table:table-cell table:style-name="ce23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6">
            <text:p>Violet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3" table:style-name="ce16">
            <text:p>3</text:p>
          </table:table-cell>
          <table:table-cell office:value-type="string" table:style-name="ce19">
            <text:p>Player con Inventory: añadir funciones</text:p>
          </table:table-cell>
          <table:table-cell table:style-name="ce8"/>
          <table:table-cell table:style-name="ce23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6">
            <text:p>Violet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4" table:style-name="ce16">
            <text:p>4</text:p>
          </table:table-cell>
          <table:table-cell office:value-type="string" table:style-name="ce19">
            <text:p>Modificar player_test</text:p>
          </table:table-cell>
          <table:table-cell table:style-name="ce8"/>
          <table:table-cell table:style-name="ce23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6">
            <text:p>Violet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5" table:style-name="ce16">
            <text:p>5</text:p>
          </table:table-cell>
          <table:table-cell office:value-type="string" table:style-name="ce19">
            <text:p>Player: Documentar</text:p>
          </table:table-cell>
          <table:table-cell table:style-name="ce8"/>
          <table:table-cell table:style-name="ce23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6">
            <text:p>Violet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17">
            <text:p>T4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Implementar el nuevo player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7">
            <text:p>Salva</text:p>
          </table:table-cell>
          <table:table-cell table:number-columns-repeated="19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1" table:style-name="ce7">
            <text:p>1</text:p>
          </table:table-cell>
          <table:table-cell office:value-type="string" table:style-name="ce19">
            <text:p>Link: estructura de datos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2" table:style-name="ce7">
            <text:p>2</text:p>
          </table:table-cell>
          <table:table-cell office:value-type="string" table:style-name="ce50">
            <text:p>Link: funciones create, destroy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3" table:style-name="ce7">
            <text:p>3</text:p>
          </table:table-cell>
          <table:table-cell office:value-type="string" table:style-name="ce19">
            <text:p>Link: funciones get, set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4" table:style-name="ce7">
            <text:p>4</text:p>
          </table:table-cell>
          <table:table-cell office:value-type="string" table:style-name="ce19">
            <text:p>Link: función<text:s/><text:span text:style-name="T1">print</text:span>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5" table:style-name="ce7">
            <text:p>5</text:p>
          </table:table-cell>
          <table:table-cell office:value-type="string" table:style-name="ce19">
            <text:p>Link: Link_test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7">
            <text:p>T5</text:p>
          </table:table-cell>
          <table:table-cell office:value-type="float" office:value="6" table:style-name="ce7">
            <text:p>6</text:p>
          </table:table-cell>
          <table:table-cell office:value-type="string" table:style-name="ce19">
            <text:p>Link: Documentar</text:p>
          </table:table-cell>
          <table:table-cell table:style-name="ce8"/>
          <table:table-cell table:style-name="ce23"/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7">
            <text:p>Rafa</text:p>
          </table:table-cell>
          <table:table-cell office:value-type="string" table:style-name="ce7">
            <text:p>Raf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18">
            <text:p>T6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Game: añadir array de links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8">
            <text:p>Salva</text:p>
          </table:table-cell>
          <table:table-cell office:value-type="string" table:style-name="ce18">
            <text:p>Salv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18">
            <text:p>T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Game: game_get_connection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8">
            <text:p>Salva</text:p>
          </table:table-cell>
          <table:table-cell office:value-type="string" table:style-name="ce18">
            <text:p>Salv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18">
            <text:p>T6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Game: <text:s/>game_connection_is_open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8">
            <text:p>Salva</text:p>
          </table:table-cell>
          <table:table-cell office:value-type="string" table:style-name="ce18">
            <text:p>Salv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5">
          <table:table-cell office:value-type="string" table:style-name="ce18">
            <text:p>T6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Adaptar el movimiento en game, graphic engine y game actions para que funcione con links y no con space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8">
            <text:p>Salva</text:p>
          </table:table-cell>
          <table:table-cell office:value-type="string" table:style-name="ce18">
            <text:p>Salv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6">
          <table:table-cell office:value-type="string" table:style-name="ce18">
            <text:p>T6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Otros cambios para incorporar T1, T2 y T3.</text:p>
          </table:table-cell>
          <table:table-cell office:value-type="string" table:style-name="ce8">
            <text:p>X</text:p>
          </table:table-cell>
          <table:table-cell table:style-name="ce23"/>
          <table:table-cell table:number-columns-repeated="7" table:style-name="ce12"/>
          <table:table-cell office:value-type="string" table:style-name="ce18">
            <text:p>Salva</text:p>
          </table:table-cell>
          <table:table-cell office:value-type="string" table:style-name="ce18">
            <text:p>Salva</text:p>
          </table:table-cell>
          <table:table-cell table:number-columns-repeated="18" table:style-name="ce12"/>
          <table:table-cell table:number-columns-repeated="16352" table:style-name="ce4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1" table:style-name="ce20">
            <text:p>1</text:p>
          </table:table-cell>
          <table:table-cell office:value-type="string" table:style-name="ce19">
            <text:p>GameReader: Leer varios jugadores</text:p>
          </table:table-cell>
          <table:table-cell table:style-name="ce8"/>
          <table:table-cell table:style-name="ce23"/>
          <table:table-cell table:number-columns-repeated="12" table:style-name="ce12"/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table:number-columns-repeated="10" table:style-name="ce12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2" table:style-name="ce20">
            <text:p>2</text:p>
          </table:table-cell>
          <table:table-cell office:value-type="string" table:style-name="ce19">
            <text:p>GameReader: Quitar enlaces de spaces</text:p>
          </table:table-cell>
          <table:table-cell table:style-name="ce8"/>
          <table:table-cell table:style-name="ce23"/>
          <table:table-cell table:number-columns-repeated="12" table:style-name="ce12"/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table:number-columns-repeated="10" table:style-name="ce12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3" table:style-name="ce20">
            <text:p>3</text:p>
          </table:table-cell>
          <table:table-cell office:value-type="string" table:style-name="ce19">
            <text:p>GameReader: Load Links</text:p>
          </table:table-cell>
          <table:table-cell table:style-name="ce8"/>
          <table:table-cell table:style-name="ce23"/>
          <table:table-cell table:number-columns-repeated="12" table:style-name="ce12"/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table:number-columns-repeated="10" table:style-name="ce12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4" table:style-name="ce20">
            <text:p>4</text:p>
          </table:table-cell>
          <table:table-cell office:value-type="string" table:style-name="ce19">
            <text:p>GameReader: Adaptar al nuevo formato</text:p>
          </table:table-cell>
          <table:table-cell table:style-name="ce8"/>
          <table:table-cell table:style-name="ce23"/>
          <table:table-cell table:number-columns-repeated="12" table:style-name="ce12"/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office:value-type="string" table:style-name="ce20">
            <text:p>Salva</text:p>
          </table:table-cell>
          <table:table-cell table:number-columns-repeated="10" table:style-name="ce12"/>
          <table:table-cell table:number-columns-repeated="2" table:style-name="ce4"/>
          <table:table-cell table:number-columns-repeated="16350" table:style-name="ce1"/>
        </table:table-row>
        <table:table-row table:style-name="ro7">
          <table:table-cell office:value-type="string" table:style-name="ce21">
            <text:p>T8</text:p>
          </table:table-cell>
          <table:table-cell office:value-type="float" office:value="1" table:style-name="ce21">
            <text:p>1</text:p>
          </table:table-cell>
          <table:table-cell office:value-type="string" table:style-name="ce19">
            <text:p>Castle.dat: Enlace unidireccional con origen la mazmorra (Id 121) y destino el jardín (id 16) y poner el enlace que une el pasillo con la mazmorra como cerrado.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12"/>
          <table:table-cell office:value-type="string" table:style-name="ce21">
            <text:p>Javi</text:p>
          </table:table-cell>
          <table:table-cell table:number-columns-repeated="18" table:style-name="ce12"/>
          <table:table-cell table:number-columns-repeated="2" table:style-name="ce4"/>
          <table:table-cell table:number-columns-repeated="16350" table:style-name="ce1"/>
        </table:table-row>
        <table:table-row table:style-name="ro8">
          <table:table-cell office:value-type="string" table:style-name="ce22">
            <text:p>T9</text:p>
          </table:table-cell>
          <table:table-cell office:value-type="float" office:value="1" table:style-name="ce22">
            <text:p>1</text:p>
          </table:table-cell>
          <table:table-cell office:value-type="string" table:style-name="ce19">
            <text:p>Object: description (añadir al .dat y modificar los ficheros pertinentes)<text:s/>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12"/>
          <table:table-cell office:value-type="string" table:style-name="ce22">
            <text:p>Javi</text:p>
          </table:table-cell>
          <table:table-cell table:number-columns-repeated="18" table:style-name="ce12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2">
            <text:p>T9</text:p>
          </table:table-cell>
          <table:table-cell office:value-type="float" office:value="2" table:style-name="ce22">
            <text:p>2</text:p>
          </table:table-cell>
          <table:table-cell office:value-type="string" table:style-name="ce19">
            <text:p><text:s/>Modificar Object_test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12"/>
          <table:table-cell office:value-type="string" table:style-name="ce22">
            <text:p>Javi</text:p>
          </table:table-cell>
          <table:table-cell table:number-columns-repeated="18" table:style-name="ce12"/>
          <table:table-cell table:number-columns-repeated="2" table:style-name="ce4"/>
          <table:table-cell table:number-columns-repeated="16350" table:style-name="ce1"/>
        </table:table-row>
        <table:table-row table:style-name="ro9">
          <table:table-cell office:value-type="string" table:style-name="ce22">
            <text:p>T9</text:p>
          </table:table-cell>
          <table:table-cell office:value-type="float" office:value="3" table:style-name="ce22">
            <text:p>3</text:p>
          </table:table-cell>
          <table:table-cell office:value-type="string" table:style-name="ce19">
            <text:p>Comando move (eliminar next, back, left y right)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12"/>
          <table:table-cell office:value-type="string" table:style-name="ce22">
            <text:p>Javi</text:p>
          </table:table-cell>
          <table:table-cell table:number-columns-repeated="18" table:style-name="ce12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2">
            <text:p>T9</text:p>
          </table:table-cell>
          <table:table-cell office:value-type="float" office:value="4" table:style-name="ce22">
            <text:p>4</text:p>
          </table:table-cell>
          <table:table-cell office:value-type="string" table:style-name="ce19">
            <text:p>Comando inspect</text:p>
          </table:table-cell>
          <table:table-cell table:style-name="ce8"/>
          <table:table-cell office:value-type="string" table:style-name="ce23">
            <text:p>X</text:p>
          </table:table-cell>
          <table:table-cell table:style-name="ce12"/>
          <table:table-cell table:style-name="ce23"/>
          <table:table-cell table:number-columns-repeated="6" table:style-name="ce12"/>
          <table:table-cell office:value-type="string" table:style-name="ce22">
            <text:p>Javi</text:p>
          </table:table-cell>
          <table:table-cell table:number-columns-repeated="18" table:style-name="ce12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4">
            <text:p>T10</text:p>
          </table:table-cell>
          <table:table-cell office:value-type="float" office:value="1" table:style-name="ce24">
            <text:p>1</text:p>
          </table:table-cell>
          <table:table-cell office:value-type="string" table:style-name="ce19">
            <text:p>Drop en función del nombre</text:p>
          </table:table-cell>
          <table:table-cell table:style-name="ce8"/>
          <table:table-cell table:number-columns-repeated="3" table:style-name="ce23"/>
          <table:table-cell office:value-type="string" table:number-columns-spanned="25" table:number-rows-spanned="1" table:style-name="ce46">
            <text:p>Ya está</text:p>
          </table:table-cell>
          <table:covered-table-cell table:number-columns-repeated="24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5">
            <text:p>T11</text:p>
          </table:table-cell>
          <table:table-cell office:value-type="float" office:value="1" table:style-name="ce25">
            <text:p>1</text:p>
          </table:table-cell>
          <table:table-cell office:value-type="string" table:style-name="ce19">
            <text:p>Game: Array de players y añadir turno</text:p>
          </table:table-cell>
          <table:table-cell table:style-name="ce8"/>
          <table:table-cell table:number-columns-repeated="9" table:style-name="ce23"/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office:value-type="string" table:style-name="ce25">
            <text:p>Salva</text:p>
          </table:table-cell>
          <table:table-cell table:number-columns-repeated="10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6">
            <text:p>T12</text:p>
          </table:table-cell>
          <table:table-cell office:value-type="float" office:value="1" table:style-name="ce26">
            <text:p>1</text:p>
          </table:table-cell>
          <table:table-cell office:value-type="string" table:style-name="ce19">
            <text:p>Space: boolean discovered</text:p>
          </table:table-cell>
          <table:table-cell table:style-name="ce8"/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6" table:style-name="ce23"/>
          <table:table-cell office:value-type="string" table:style-name="ce26">
            <text:p>Violeta</text:p>
          </table:table-cell>
          <table:table-cell table:number-columns-repeated="18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6">
            <text:p>T12</text:p>
          </table:table-cell>
          <table:table-cell office:value-type="float" office:value="2" table:style-name="ce26">
            <text:p>2</text:p>
          </table:table-cell>
          <table:table-cell office:value-type="string" table:style-name="ce19">
            <text:p>Modificar space_test</text:p>
          </table:table-cell>
          <table:table-cell table:style-name="ce8"/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6" table:style-name="ce23"/>
          <table:table-cell office:value-type="string" table:style-name="ce26">
            <text:p>Violeta</text:p>
          </table:table-cell>
          <table:table-cell table:number-columns-repeated="18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7">
            <text:p>T13</text:p>
          </table:table-cell>
          <table:table-cell office:value-type="float" office:value="1" table:style-name="ce27">
            <text:p>1</text:p>
          </table:table-cell>
          <table:table-cell office:value-type="string" table:style-name="ce19">
            <text:p>Visualización: Mostrar links y destinos<text:s/></text:p>
          </table:table-cell>
          <table:table-cell table:style-name="ce8"/>
          <table:table-cell table:number-columns-repeated="13" table:style-name="ce23"/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table:number-columns-repeated="10" table:style-name="ce23"/>
          <table:table-cell table:number-columns-repeated="2" table:style-name="ce4"/>
          <table:table-cell table:number-columns-repeated="16350" table:style-name="ce1"/>
        </table:table-row>
        <table:table-row table:style-name="ro10">
          <table:table-cell office:value-type="string" table:style-name="ce27">
            <text:p>T13</text:p>
          </table:table-cell>
          <table:table-cell office:value-type="float" office:value="2" table:style-name="ce27">
            <text:p>2</text:p>
          </table:table-cell>
          <table:table-cell office:value-type="string" table:style-name="ce19">
            <text:p>Visualización: Ocultar información de espacios con discovered ==False</text:p>
          </table:table-cell>
          <table:table-cell table:style-name="ce8"/>
          <table:table-cell table:number-columns-repeated="13" table:style-name="ce23"/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table:number-columns-repeated="10" table:style-name="ce23"/>
          <table:table-cell table:number-columns-repeated="2" table:style-name="ce4"/>
          <table:table-cell table:number-columns-repeated="16350" table:style-name="ce1"/>
        </table:table-row>
        <table:table-row table:style-name="ro1">
          <table:table-cell office:value-type="string" table:style-name="ce27">
            <text:p>T13</text:p>
          </table:table-cell>
          <table:table-cell office:value-type="float" office:value="3" table:style-name="ce27">
            <text:p>3</text:p>
          </table:table-cell>
          <table:table-cell office:value-type="string" table:style-name="ce19">
            <text:p>Visualización: personaje con turno activo</text:p>
          </table:table-cell>
          <table:table-cell table:style-name="ce8"/>
          <table:table-cell table:number-columns-repeated="13" table:style-name="ce23"/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table:number-columns-repeated="10" table:style-name="ce23"/>
          <table:table-cell table:number-columns-repeated="2" table:style-name="ce4"/>
          <table:table-cell table:number-columns-repeated="16350" table:style-name="ce1"/>
        </table:table-row>
        <table:table-row table:style-name="ro11">
          <table:table-cell office:value-type="string" table:style-name="ce27">
            <text:p>T13</text:p>
          </table:table-cell>
          <table:table-cell office:value-type="float" office:value="4" table:style-name="ce27">
            <text:p>4</text:p>
          </table:table-cell>
          <table:table-cell office:value-type="string" table:style-name="ce19">
            <text:p>Visualización: Cambio de turno con retardo (recomendación: implementar array con la info gráfica a mostrar)</text:p>
          </table:table-cell>
          <table:table-cell table:style-name="ce8"/>
          <table:table-cell table:number-columns-repeated="13" table:style-name="ce23"/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office:value-type="string" table:style-name="ce27">
            <text:p>Rafa</text:p>
          </table:table-cell>
          <table:table-cell table:number-columns-repeated="10" table:style-name="ce23"/>
          <table:table-cell table:number-columns-repeated="2" table:style-name="ce4"/>
          <table:table-cell table:number-columns-repeated="16350" table:style-name="ce1"/>
        </table:table-row>
        <table:table-row table:style-name="ro12">
          <table:table-cell office:value-type="string" table:style-name="ce28">
            <text:p>T14</text:p>
          </table:table-cell>
          <table:table-cell office:value-type="float" office:value="1" table:style-name="ce28">
            <text:p>1</text:p>
          </table:table-cell>
          <table:table-cell office:value-type="string" table:style-name="ce19">
            <text:p>Game_loop: generar registro LOG de cada comando usado y su resultado (OK o ERROR)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23"/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13">
          <table:table-cell office:value-type="string" table:style-name="ce28">
            <text:p>T14</text:p>
          </table:table-cell>
          <table:table-cell office:value-type="float" office:value="2" table:style-name="ce28">
            <text:p>2</text:p>
          </table:table-cell>
          <table:table-cell office:value-type="string" table:style-name="ce19">
            <text:p>Game_loop: generar LOG sólo cuando se ejecute el código con -l <text:s/>(./executable dataFile es válido, pero no generará LOG. <text:s text:c="23"/>./executable dataFile -l logFile es válido y creará el archivo LOG de nombre "logFile.log"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23"/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14">
          <table:table-cell office:value-type="string" table:style-name="ce28">
            <text:p>T14</text:p>
          </table:table-cell>
          <table:table-cell office:value-type="float" office:value="3" table:style-name="ce28">
            <text:p>3</text:p>
          </table:table-cell>
          <table:table-cell office:value-type="string" table:style-name="ce19">
            <text:p>Game_loop: Implementar el funcionamiento de LOG: en el caso de que se haya indicado que se quiere generar el LOG: <text:s text:c="56"/>(a) antes de iniciar el bucle del juego, abrir para escritura el fichero de LOG con el nombre indicado; <text:s text:c="37"/>(b) obtener en cada iteración <text:s/>el resultado de la ejecución del comando y escribir este y su resultado en el fichero de LOG como se ha dicho anteriormente; y finalmente <text:s text:c="48"/>(c) cerrar el fichero de LOG antes de terminar el programa al salir del bucle de juego.</text:p>
          </table:table-cell>
          <table:table-cell table:style-name="ce8"/>
          <table:table-cell office:value-type="string" table:style-name="ce23">
            <text:p>X</text:p>
          </table:table-cell>
          <table:table-cell table:number-columns-repeated="8" table:style-name="ce23"/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office:value-type="string" table:style-name="ce28">
            <text:p>Javi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9">
            <text:p>T15</text:p>
          </table:table-cell>
          <table:table-cell office:value-type="float" office:value="1" table:style-name="ce29">
            <text:p>1</text:p>
          </table:table-cell>
          <table:table-cell office:value-type="string" table:style-name="ce19">
            <text:p>Set_test</text:p>
          </table:table-cell>
          <table:table-cell table:style-name="ce8"/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5" table:style-name="ce23"/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29">
            <text:p>T15</text:p>
          </table:table-cell>
          <table:table-cell office:value-type="float" office:value="2" table:style-name="ce29">
            <text:p>2</text:p>
          </table:table-cell>
          <table:table-cell office:value-type="string" table:style-name="ce19">
            <text:p>Character_test</text:p>
          </table:table-cell>
          <table:table-cell table:style-name="ce8"/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5" table:style-name="ce23"/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15">
          <table:table-cell office:value-type="string" table:style-name="ce29">
            <text:p>T15</text:p>
          </table:table-cell>
          <table:table-cell office:value-type="float" office:value="3" table:style-name="ce29">
            <text:p>3</text:p>
          </table:table-cell>
          <table:table-cell office:value-type="string" table:style-name="ce19">
            <text:p>Escribir game1.cmd</text:p>
          </table:table-cell>
          <table:table-cell table:style-name="ce8"/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5" table:style-name="ce23"/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office:value-type="string" table:style-name="ce29">
            <text:p>Violeta</text:p>
          </table:table-cell>
          <table:table-cell table:number-columns-repeated="9" table:style-name="ce23"/>
          <table:table-cell table:number-columns-repeated="2" table:style-name="ce4"/>
          <table:table-cell table:number-columns-repeated="16350" table:style-name="ce1"/>
        </table:table-row>
        <table:table-row table:style-name="ro16">
          <table:table-cell office:value-type="string" table:style-name="ce29">
            <text:p>T15</text:p>
          </table:table-cell>
          <table:table-cell office:value-type="float" office:value="4" table:style-name="ce29">
            <text:p>4</text:p>
          </table:table-cell>
          <table:table-cell office:value-type="string" table:style-name="ce19">
            <text:p>Prueba de proyecto completo ( ./castle castle.dat -l output.log &lt; game1.cmd), output.log es la salida a comprobar. Debe probar cada comando en casos correctos y de error.</text:p>
          </table:table-cell>
          <table:table-cell office:value-type="string" table:style-name="ce8">
            <text:p>X</text:p>
          </table:table-cell>
          <table:table-cell table:number-columns-repeated="18" table:style-name="ce23"/>
          <table:table-cell office:value-type="string" table:style-name="ce29">
            <text:p>Salva</text:p>
          </table:table-cell>
          <table:table-cell office:value-type="string" table:style-name="ce29">
            <text:p>Salva</text:p>
          </table:table-cell>
          <table:table-cell office:value-type="string" table:style-name="ce29">
            <text:p>Salva</text:p>
          </table:table-cell>
          <table:table-cell office:value-type="string" table:style-name="ce29">
            <text:p>Salva</text:p>
          </table:table-cell>
          <table:table-cell office:value-type="string" table:style-name="ce29">
            <text:p>Salva</text:p>
          </table:table-cell>
          <table:table-cell table:number-columns-repeated="5" table:style-name="ce23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30">
            <text:p>T16</text:p>
          </table:table-cell>
          <table:table-cell office:value-type="float" office:value="1" table:style-name="ce30">
            <text:p>1</text:p>
          </table:table-cell>
          <table:table-cell office:value-type="string" table:style-name="ce19">
            <text:p>Estilo adecuado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0" table:style-name="ce30"/>
          <table:table-cell table:number-columns-repeated="5" table:style-name="ce23"/>
          <table:table-cell table:number-columns-repeated="2" table:style-name="ce4"/>
          <table:table-cell table:number-columns-repeated="16350" table:style-name="ce1"/>
        </table:table-row>
        <table:table-row table:style-name="ro4">
          <table:table-cell office:value-type="string" table:style-name="ce30">
            <text:p>T16</text:p>
          </table:table-cell>
          <table:table-cell office:value-type="float" office:value="2" table:style-name="ce30">
            <text:p>2</text:p>
          </table:table-cell>
          <table:table-cell office:value-type="string" table:style-name="ce19">
            <text:p>Documentación Doxygen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0" table:style-name="ce30"/>
          <table:table-cell table:number-columns-repeated="5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21">
            <text:p>T17</text:p>
          </table:table-cell>
          <table:table-cell office:value-type="float" office:value="1" table:style-name="ce21">
            <text:p>1</text:p>
          </table:table-cell>
          <table:table-cell office:value-type="string" table:style-name="ce19">
            <text:p>Makefile</text:p>
          </table:table-cell>
          <table:table-cell office:value-type="string" table:style-name="ce8">
            <text:p>X</text:p>
          </table:table-cell>
          <table:table-cell table:style-name="ce23"/>
          <table:table-cell office:value-type="string" table:style-name="ce23">
            <text:p>X</text:p>
          </table:table-cell>
          <table:table-cell table:style-name="ce23"/>
          <table:table-cell table:number-columns-repeated="20" table:style-name="ce21"/>
          <table:table-cell table:number-columns-repeated="5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31">
            <text:p>T18</text:p>
          </table:table-cell>
          <table:table-cell office:value-type="float" office:value="1" table:style-name="ce31">
            <text:p>1</text:p>
          </table:table-cell>
          <table:table-cell office:value-type="string" table:style-name="ce19">
            <text:p>Depuración de errores</text:p>
          </table:table-cell>
          <table:table-cell office:value-type="string" table:style-name="ce8">
            <text:p>X</text:p>
          </table:table-cell>
          <table:table-cell table:style-name="ce23"/>
          <table:table-cell office:value-type="string" table:style-name="ce8">
            <text:p>X</text:p>
          </table:table-cell>
          <table:table-cell table:style-name="ce23"/>
          <table:table-cell table:number-columns-repeated="20" table:style-name="ce31"/>
          <table:table-cell table:number-columns-repeated="5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32">
            <text:p>T19</text:p>
          </table:table-cell>
          <table:table-cell office:value-type="float" office:value="1" table:style-name="ce32">
            <text:p>1</text:p>
          </table:table-cell>
          <table:table-cell office:value-type="string" table:style-name="ce19">
            <text:p>Revisión general</text:p>
          </table:table-cell>
          <table:table-cell office:value-type="string" table:style-name="ce8">
            <text:p>X</text:p>
          </table:table-cell>
          <table:table-cell table:style-name="ce23"/>
          <table:table-cell office:value-type="string" table:style-name="ce23">
            <text:p>X</text:p>
          </table:table-cell>
          <table:table-cell table:number-columns-repeated="20" table:style-name="ce23"/>
          <table:table-cell table:number-columns-repeated="2" table:style-name="ce32"/>
          <table:table-cell table:number-columns-repeated="4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14">
            <text:p>T20</text:p>
          </table:table-cell>
          <table:table-cell office:value-type="float" office:value="1" table:style-name="ce14">
            <text:p>1</text:p>
          </table:table-cell>
          <table:table-cell office:value-type="string" table:style-name="ce19">
            <text:p>Adaptar ambos códigos</text:p>
          </table:table-cell>
          <table:table-cell table:style-name="ce8"/>
          <table:table-cell table:style-name="ce23"/>
          <table:table-cell office:value-type="string" table:style-name="ce23">
            <text:p>x</text:p>
          </table:table-cell>
          <table:table-cell table:number-columns-repeated="5" table:style-name="ce23"/>
          <table:table-cell table:style-name="ce13"/>
          <table:table-cell office:value-type="string" table:style-name="ce14">
            <text:p>Rafa</text:p>
          </table:table-cell>
          <table:table-cell office:value-type="string" table:style-name="ce14">
            <text:p>Rafa</text:p>
          </table:table-cell>
          <table:table-cell table:number-columns-repeated="18" table:style-name="ce23"/>
          <table:table-cell table:number-columns-repeated="2" table:style-name="ce4"/>
          <table:table-cell table:number-columns-repeated="16350" table:style-name="ce1"/>
        </table:table-row>
        <table:table-row table:style-name="ro3">
          <table:table-cell office:value-type="string" table:style-name="ce18">
            <text:p>T2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Entrega</text:p>
          </table:table-cell>
          <table:table-cell office:value-type="string" table:style-name="ce23">
            <text:p>X</text:p>
          </table:table-cell>
          <table:table-cell table:number-columns-repeated="3" table:style-name="ce23"/>
          <table:table-cell table:number-columns-repeated="7" table:style-name="ce13"/>
          <table:table-cell table:number-columns-repeated="5" table:style-name="ce15"/>
          <table:table-cell table:style-name="ce10"/>
          <table:table-cell table:number-columns-repeated="4" table:style-name="ce15"/>
          <table:table-cell table:style-name="ce10"/>
          <table:table-cell table:number-columns-repeated="2" table:style-name="ce15"/>
          <table:table-cell office:value-type="string" table:style-name="ce33">
            <text:p>Salva</text:p>
          </table:table-cell>
          <table:table-cell table:number-columns-repeated="4" table:style-name="ce13"/>
          <table:table-cell table:number-columns-repeated="2" table:style-name="ce4"/>
          <table:table-cell table:number-columns-repeated="16350" table:style-name="ce1"/>
        </table:table-row>
        <table:table-row table:number-rows-repeated="3" table:style-name="ro17">
          <table:table-cell table:number-columns-repeated="16384" table:style-name="ce4"/>
        </table:table-row>
        <table:table-row table:number-rows-repeated="5" table:style-name="ro18">
          <table:table-cell table:number-columns-repeated="7" table:style-name="ce4"/>
          <table:table-cell table:number-columns-repeated="6" table:style-name="ce34"/>
          <table:table-cell table:style-name="ce35"/>
          <table:table-cell table:number-columns-repeated="20" table:style-name="ce4"/>
          <table:table-cell table:number-columns-repeated="16350" table:style-name="ce1"/>
        </table:table-row>
        <table:table-row table:style-name="ro18">
          <table:table-cell table:number-columns-repeated="7" table:style-name="ce4"/>
          <table:table-cell table:number-columns-repeated="6" table:style-name="ce36"/>
          <table:table-cell table:number-columns-repeated="21" table:style-name="ce4"/>
          <table:table-cell table:number-columns-repeated="16350" table:style-name="ce1"/>
        </table:table-row>
        <table:table-row table:style-name="ro19">
          <table:table-cell table:number-columns-repeated="7" table:style-name="ce4"/>
          <table:table-cell table:number-columns-repeated="6" table:style-name="ce36"/>
          <table:table-cell table:number-columns-repeated="21" table:style-name="ce4"/>
          <table:table-cell table:number-columns-repeated="16350" table:style-name="ce1"/>
        </table:table-row>
        <table:table-row table:number-rows-repeated="6" table:style-name="ro18">
          <table:table-cell table:number-columns-repeated="7" table:style-name="ce4"/>
          <table:table-cell table:number-columns-repeated="6" table:style-name="ce36"/>
          <table:table-cell table:number-columns-repeated="21" table:style-name="ce4"/>
          <table:table-cell table:number-columns-repeated="16350" table:style-name="ce1"/>
        </table:table-row>
        <table:table-row table:number-rows-repeated="2" table:style-name="ro18">
          <table:table-cell table:number-columns-repeated="2" table:style-name="ce34"/>
          <table:table-cell table:number-columns-repeated="5" table:style-name="ce4"/>
          <table:table-cell table:number-columns-repeated="6" table:style-name="ce36"/>
          <table:table-cell table:number-columns-repeated="21" table:style-name="ce4"/>
          <table:table-cell table:number-columns-repeated="16350" table:style-name="ce1"/>
        </table:table-row>
        <table:table-row table:style-name="ro15">
          <table:table-cell table:number-columns-repeated="2" table:style-name="ce36"/>
          <table:table-cell table:number-columns-repeated="5" table:style-name="ce37"/>
          <table:table-cell table:number-columns-repeated="6" table:style-name="ce36"/>
          <table:table-cell table:number-columns-repeated="21" table:style-name="ce4"/>
          <table:table-cell table:number-columns-repeated="16350" table:style-name="ce1"/>
        </table:table-row>
        <table:table-row table:number-rows-repeated="67" table:style-name="ro18">
          <table:table-cell table:number-columns-repeated="13" table:style-name="ce36"/>
          <table:table-cell table:number-columns-repeated="21" table:style-name="ce4"/>
          <table:table-cell table:number-columns-repeated="16350" table:style-name="ce1"/>
        </table:table-row>
        <table:table-row table:number-rows-repeated="4" table:style-name="ro20">
          <table:table-cell table:number-columns-repeated="34" table:style-name="ce4"/>
          <table:table-cell table:number-columns-repeated="16350" table:style-name="ce1"/>
        </table:table-row>
        <table:table-row table:number-rows-repeated="9" table:style-name="ro20">
          <table:table-cell table:number-columns-repeated="16384" table:style-name="ce4"/>
        </table:table-row>
        <table:table-row table:number-rows-repeated="65417" table:style-name="ro20">
          <table:table-cell table:number-columns-repeated="16384"/>
        </table:table-row>
        <table:table-row table:number-rows-repeated="982999" table:style-name="ro21">
          <table:table-cell table:number-columns-repeated="16384"/>
        </table:table-row>
      </table:table>
      <table:table table:name="RECURSOS" table:style-name="ta2">
        <table:table-column table:style-name="co12" table:default-cell-style-name="ce4"/>
        <table:table-column table:style-name="co13" table:default-cell-style-name="ce4"/>
        <table:table-column table:style-name="co10" table:number-columns-repeated="1022" table:default-cell-style-name="ce4"/>
        <table:table-column table:style-name="co11" table:number-columns-repeated="15360" table:default-cell-style-name="ce4"/>
        <table:table-row table:style-name="ro22">
          <table:table-cell office:value-type="string" table:style-name="ce43">
            <text:p>IDENTIFICACIÓN DE RECURSOS</text:p>
          </table:table-cell>
          <table:table-cell table:number-columns-repeated="16383" table:style-name="ce4"/>
        </table:table-row>
        <table:table-row table:style-name="ro22">
          <table:table-cell office:value-type="string" table:style-name="ce44">
            <text:p>R1</text:p>
          </table:table-cell>
          <table:table-cell office:value-type="string" table:style-name="ce45">
            <text:p>Nombre1</text:p>
          </table:table-cell>
          <table:table-cell table:number-columns-repeated="16382"/>
        </table:table-row>
        <table:table-row table:style-name="ro22">
          <table:table-cell office:value-type="string" table:style-name="ce44">
            <text:p>R2</text:p>
          </table:table-cell>
          <table:table-cell office:value-type="string" table:style-name="ce45">
            <text:p>Nombre2</text:p>
          </table:table-cell>
          <table:table-cell table:number-columns-repeated="16382"/>
        </table:table-row>
        <table:table-row table:number-rows-repeated="1048573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  <style:font-face style:name="Liberation Sans1" svg:font-family="&quot;Liberation Sans1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1pt" style:font-size-asian="11pt" style:font-size-complex="11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1pt" style:font-size-asian="11pt" style:font-size-complex="11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Arial" style:font-name-asian="Arial" style:font-name-complex="Arial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Result2" style:family="table-cell" style:data-style-name="N37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1pt" style:font-size-asian="11pt" style:font-size-complex="11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/>
    <dc:description/>
    <dc:subject/>
    <meta:initial-creator>Adriana Aguirre</meta:initial-creator>
    <dc:creator>Salvador Alcalá</dc:creator>
    <meta:creation-date>2006-08-15T01:25:38Z</meta:creation-date>
    <dc:date>2026-03-19T18:17:18Z</dc:date>
    <meta:editing-cycles>48</meta:editing-cycles>
    <meta:editing-duration>PT12S</meta:editing-duration>
  </office:meta>
</office:document-meta>
</file>